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Didot" svg:font-family="Didot" style:font-family-generic="roman"/>
    <style:font-face style:name="ヒラギノ明朝 Pro W3" svg:font-family="'ヒラギノ明朝 Pro W3'" style:font-family-generic="roman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Table1" style:family="table">
      <style:table-properties style:width="14.974cm" table:align="right"/>
    </style:style>
    <style:style style:name="Table1.A" style:family="table-column">
      <style:table-column-properties style:column-width="7.461cm"/>
    </style:style>
    <style:style style:name="Table1.B" style:family="table-column">
      <style:table-column-properties style:column-width="7.512cm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397cm"/>
    </style:style>
    <style:style style:name="P1" style:family="paragraph" style:parent-style-name="Addressee_20_Info">
      <style:text-properties style:font-name-asian="ヒラギノ明朝 Pro W3"/>
    </style:style>
    <style:style style:name="P2" style:family="paragraph" style:parent-style-name="Body">
      <style:text-properties style:font-name-asian="ヒラギノ明朝 Pro W3"/>
    </style:style>
    <style:style style:name="P3" style:family="paragraph" style:parent-style-name="Sender_20_Info">
      <style:text-properties style:font-name-asian="ヒラギノ明朝 Pro W3"/>
    </style:style>
    <style:style style:name="P4" style:family="paragraph" style:parent-style-name="Sender_20_Info" style:master-page-name="Standard">
      <style:paragraph-properties style:page-number="auto"/>
      <style:text-properties style:font-name-asian="ヒラギノ明朝 Pro W3"/>
    </style:style>
    <style:style style:name="P5" style:family="paragraph" style:parent-style-name="Body">
      <style:text-properties style:font-name-asian="ヒラギノ明朝 Pro W3"/>
    </style:style>
    <style:style style:name="P6" style:family="paragraph" style:parent-style-name="Body">
      <style:paragraph-properties fo:text-align="start" style:justify-single-word="false"/>
      <style:text-properties style:font-name-asian="ヒラギノ明朝 Pro W3"/>
    </style:style>
    <style:style style:name="P7" style:family="paragraph" style:parent-style-name="Table_20_Contents">
      <style:paragraph-properties fo:text-align="start" style:justify-single-word="false"/>
    </style:style>
    <style:style style:name="T1" style:family="text">
      <style:text-properties style:font-name-asian="ヒラギノ明朝 Pro W3"/>
    </style:style>
    <style:style style:name="T2" style:family="text">
      <style:text-properties fo:font-style="italic" style:font-style-asian="italic" style:font-style-complex="italic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Queens' College</text:p>
      <text:p text:style-name="P3">Cambridge</text:p>
      <text:p text:style-name="P3">CB3 9ET</text:p>
      <text:p text:style-name="Sender_20_Info"/>
      <text:p text:style-name="Body"/>
      <text:p text:style-name="Body"><text:date style:data-style-name="N76" text:date-value="2007-12-28T00:10:43">December 28, 2007</text:date></text:p>
      <text:p text:style-name="P1">Glenn Jones</text:p>
      <text:p text:style-name="P1">British Caving Association</text:p>
      <text:p text:style-name="P1">The Old Methodist Chapel</text:p>
      <text:p text:style-name="P1">Great Hucklow</text:p>
      <text:p text:style-name="P1">Buxton</text:p>
      <text:p text:style-name="P1">Derbyshire</text:p>
      <text:p text:style-name="P1">SK17 8RG</text:p>
      <text:p text:style-name="Addressee_20_Info"/>
      <text:p text:style-name="P2">Dear Glenn,</text:p>
      <text:p text:style-name="P2">I enclose the Cambridge University Caving Club 2008 Group Membership subscription details and payment.</text:p>
      <text:p text:style-name="P2">The calculated fee is £415. Eleven student members have already paid for the 2008 period, reducing this amount by £88. Konstantina Karagavriilidou and Vasilios Tsiopanas are new members; <text:span text:style-name="T2">additional</text:span> payment of £2 and £3.75 respectively for the final quarter of 2007 is enclosed. This information is summarised below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Membership fees</text:p>
          </table:table-cell>
          <table:table-cell table:style-name="Table1.A1" office:value-type="string">
            <text:p text:style-name="P6">£415.00</text:p>
          </table:table-cell>
        </table:table-row>
        <table:table-row table:style-name="Table1.2">
          <table:table-cell table:style-name="Table1.A1" office:value-type="string">
            <text:p text:style-name="P7">Fees already paid for 2008</text:p>
          </table:table-cell>
          <table:table-cell table:style-name="Table1.A1" office:value-type="string">
            <text:p text:style-name="P7">-<text:span text:style-name="T1">£88.00</text:span></text:p>
          </table:table-cell>
        </table:table-row>
        <table:table-row>
          <table:table-cell table:style-name="Table1.A1" office:value-type="string">
            <text:p text:style-name="P7">2007 final quarter fees for KK</text:p>
          </table:table-cell>
          <table:table-cell table:style-name="Table1.A1" office:value-type="string">
            <text:p text:style-name="P6">£2.00</text:p>
          </table:table-cell>
        </table:table-row>
        <table:table-row>
          <table:table-cell table:style-name="Table1.A1" office:value-type="string">
            <text:p text:style-name="P7">2007 final quarter fees for VT</text:p>
          </table:table-cell>
          <table:table-cell table:style-name="Table1.A1" office:value-type="string">
            <text:p text:style-name="P6">£3.75</text:p>
          </table:table-cell>
        </table:table-row>
        <table:table-row>
          <table:table-cell table:style-name="Table1.A1" office:value-type="string">
            <text:p text:style-name="P7">TOTAL</text:p>
          </table:table-cell>
          <table:table-cell table:style-name="Table1.A1" office:value-type="string">
            <text:p text:style-name="P6">£332.75</text:p>
          </table:table-cell>
        </table:table-row>
      </table:table>
      <text:p text:style-name="P2"/>
      <text:p text:style-name="P2">Please do not hesitate to contact me if anything is unclear.</text:p>
      <text:p text:style-name="P2">I will shortly send details and payment for the 2007 temporary memberships.</text:p>
      <text:p text:style-name="P2">Yours sincerely,</text:p>
      <text:p text:style-name="Body"/>
      <text:p text:style-name="Body"/>
      <text:p text:style-name="Body">John Billin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Didot" svg:font-family="Didot" style:font-family-generic="roman"/>
    <style:font-face style:name="ヒラギノ明朝 Pro W3" svg:font-family="'ヒラギノ明朝 Pro W3'" style:font-family-generic="roman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Bitstream Vera Serif" fo:font-size="12pt" fo:language="en" fo:country="GB" style:font-name-asian="Bitstream Vera Sans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Header_20__26__20_Footer" style:display-name="Header &amp; Footer" style:family="paragraph">
      <style:paragraph-properties fo:margin-left="0cm" fo:margin-right="0cm" fo:margin-top="0cm" fo:margin-bottom="0.318cm" fo:line-height="13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color="#000000" style:text-outline="false" style:text-line-through-style="none" style:text-position="0% 100%" style:font-name="Didot" fo:font-size="7pt" fo:letter-spacing="normal" fo:language="en" fo:country="US" fo:font-style="normal" style:text-underline-style="none" fo:font-weight="bold" style:letter-kerning="true" style:font-name-asian="Didot" style:font-size-asian="7pt" style:font-style-asian="normal" style:font-weight-asian="bold" style:font-name-complex="Times New Roman" style:font-size-complex="10pt" text:display="none" fo:hyphenate="false" fo:hyphenation-remain-char-count="2" fo:hyphenation-push-char-count="2"/>
    </style:style>
    <style:style style:name="Sender_20_Info" style:display-name="Sender Info" style:family="paragraph">
      <style:paragraph-properties fo:margin-left="0cm" fo:margin-right="0cm" fo:margin-top="0cm" fo:margin-bottom="0cm" fo:line-height="100%" fo:text-align="end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color="#000000" style:text-outline="false" style:text-line-through-style="none" style:text-position="0% 100%" style:font-name="Didot" fo:font-size="9pt" fo:letter-spacing="normal" fo:language="en" fo:country="US" fo:font-style="normal" style:text-underline-style="none" fo:font-weight="normal" style:letter-kerning="true" style:font-name-asian="Didot" style:font-size-asian="9pt" style:font-style-asian="normal" style:font-weight-asian="normal" style:font-name-complex="Times New Roman" style:font-size-complex="10pt" text:display="none" fo:hyphenate="true" fo:hyphenation-remain-char-count="2" fo:hyphenation-push-char-count="2"/>
    </style:style>
    <style:style style:name="Body" style:family="paragraph">
      <style:paragraph-properties fo:margin-left="0cm" fo:margin-right="0cm" fo:margin-top="0cm" fo:margin-bottom="0.318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color="#000000" style:text-outline="false" style:text-line-through-style="none" style:text-position="0% 100%" style:font-name="Didot" fo:font-size="9pt" fo:letter-spacing="normal" fo:language="en" fo:country="US" fo:font-style="normal" style:text-underline-style="none" fo:font-weight="normal" style:letter-kerning="true" style:font-name-asian="Didot" style:font-size-asian="9pt" style:font-style-asian="normal" style:font-weight-asian="normal" style:font-name-complex="Times New Roman" style:font-size-complex="10pt" text:display="none" fo:hyphenate="false" fo:hyphenation-remain-char-count="2" fo:hyphenation-push-char-count="2"/>
    </style:style>
    <style:style style:name="Addressee_20_Info" style:display-name="Addressee Info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color="#000000" style:text-outline="false" style:text-line-through-style="none" style:text-position="0% 100%" style:font-name="Didot" fo:font-size="9pt" fo:letter-spacing="normal" fo:language="en" fo:country="US" fo:font-style="normal" style:text-underline-style="none" fo:font-weight="normal" style:letter-kerning="true" style:font-name-asian="Didot" style:font-size-asian="9pt" style:font-style-asian="normal" style:font-weight-asian="normal" style:font-name-complex="Times New Roman" style:font-size-complex="10pt" text:display="none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cm" fo:page-height="29.699cm" style:num-format="1" style:print-orientation="landscape" fo:margin-top="1.251cm" fo:margin-bottom="1.251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706cm" style:layout-grid-snap-to-characters="true" style:layout-grid-square-mode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pm1">
      <style:header>
        <text:p text:style-name="Header_20__26__20_Footer"/>
      </style:header>
      <style:header-left>
        <text:p text:style-name="Header_20__26__20_Footer"/>
      </style:header-left>
      <style:footer>
        <text:p text:style-name="Header_20__26__20_Footer"/>
      </style:footer>
      <style:footer-left>
        <text:p text:style-name="Header_20__26__20_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7-08-05T17:45:07</meta:creation-date>
    <dc:creator>John Billings</dc:creator>
    <dc:date>2007-12-28T00:10:43</dc:date>
    <meta:printed-by>John Billings</meta:printed-by>
    <meta:print-date>2007-12-27T23:33:25</meta:print-date>
    <meta:editing-cycles>3</meta:editing-cycles>
    <meta:editing-duration>PT1H2M4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8" meta:word-count="136" meta:character-count="859"/>
  </office:meta>
</office:document-meta>
</file>